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rnalServiceNameEndpointResolver.createServiceUnavailab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ServiceNameEndpointResolver.ExternalServiceNameEndpoin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ternalServiceNameEndpointResolver.setServiceNam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ServiceNameEndpointResolver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ServiceNameEndpointResolver.resolveAvailableEndpoints( ComponentContext context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ServiceNameEndpointResolver.ExternalServiceNameEndpointResolver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